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Normal" style:list-style-name="LFO2" style:family="paragraph">
      <style:paragraph-properties fo:margin-bottom="0in" fo:line-height="115%"/>
    </style:style>
    <style:style style:name="P10" style:parent-style-name="Normal" style:list-style-name="LFO2" style:family="paragraph">
      <style:paragraph-properties fo:margin-bottom="0in" fo:line-height="115%"/>
    </style:style>
    <style:style style:name="P11" style:parent-style-name="Normal" style:list-style-name="LFO2" style:family="paragraph">
      <style:paragraph-properties fo:margin-bottom="0in" fo:line-height="115%"/>
    </style:style>
    <style:style style:name="P12" style:parent-style-name="Normal" style:list-style-name="LFO2" style:family="paragraph">
      <style:paragraph-properties fo:margin-bottom="0in" fo:line-height="115%"/>
    </style:style>
  </office:automatic-styles>
  <office:body>
    <office:text text:use-soft-page-breaks="true">
      <text:p text:style-name="P1">Site sur Pokémon</text:p>
      <text:p text:style-name="Normal"/>
      <text:p text:style-name="Normal">Structure :<text:s/></text:p>
      <text:p text:style-name="Normal">Header commun</text:p>
      <text:p text:style-name="Normal">1 page d’accueil présentant le contenu du site</text:p>
      <text:p text:style-name="Normal">1 page présentant un Pokédex des 151 premiers Pokémon. Utilisation de Carrousel.</text:p>
      <text:p text:style-name="Normal">1 page présentant un aspect stratégique des Pokémons avec une barre de recherche pour trouver le Pokémon de son choix.</text:p>
      <text:p text:style-name="Normal">1 page de contact</text:p>
      <text:p text:style-name="Normal"/>
      <text:p text:style-name="Normal">Composant :</text:p>
      <text:list text:style-name="LFO1" text:continue-numbering="true">
        <text:list-item>
          <text:p text:style-name="P2">Pokemon-page : contient un carousel dynamique. Chaque page de ce carousel contient une card contenant un<text:s/>pokemon-item.<text:s/></text:p>
        </text:list-item>
        <text:list-item>
          <text:p text:style-name="P3">Pokémon-item : avec chaque Pokémon, sprite<text:s/>de la 1G, type(s), taille, poids, faiblesses et résistances. Si possible et si existant, lien vers un article stratégique.<text:s/>(Les Abilities, les shinys et la défense spéciale n’existent pas encore en gen 1).<text:s/>Chaque Pokemon item devra être composé d’une version developée et non developée. Au clic sur un Pokémon, un modal bootstrap avec plus d’informations sur le Pokémon apparaît</text:p>
        </text:list-item>
        <text:list-item>
          <text:p text:style-name="P4">Accueil. Comprend une brève description de notre projet<text:s/>et un carousel de sprites de Pokémons définis aléatoirement</text:p>
        </text:list-item>
        <text:list-item>
          <text:p text:style-name="P5">Header : le header du site comprenant un lien vers l’accueil, vers la page Pokédex, vers la page stratégique et vers la page<text:s/>contact</text:p>
        </text:list-item>
        <text:list-item>
          <text:p text:style-name="P6">Recherche: pour rechercher un set Pokémon parmi les sets stratégiques</text:p>
        </text:list-item>
        <text:list-item>
          <text:p text:style-name="P7">strat-page : contient une barre de recherche et le set d’un Pokémon (default set : celui de Dracaufeu)</text:p>
        </text:list-item>
        <text:list-item>
          <text:p text:style-name="P8">strat-pokemon : contient des infos par rapport à un set spécifique de Pokémon : contient que 4 attaques (les IV, EV et objets n’existent pas encore à cette époque)<text:s/>et les stats du Pokémon.<text:s/>Contient également un lien vers une fiche Pokédex.</text:p>
        </text:list-item>
      </text:list>
      <text:p text:style-name="Normal"/>
      <text:p text:style-name="Normal"/>
      <text:p text:style-name="Normal">Contraintes générales :</text:p>
      <text:list text:style-name="LFO2" text:continue-numbering="true">
        <text:list-item>
          <text:p text:style-name="P9">Appli responsive et effort esthétique</text:p>
        </text:list-item>
        <text:list-item>
          <text:p text:style-name="P10">Principes d’accessibilité dans le site (aria-label, …)</text:p>
        </text:list-item>
        <text:list-item>
          <text:p text:style-name="P11">Conteneurisé l’application avec Docker<text:s/></text:p>
        </text:list-item>
        <text:list-item>
          <text:p text:style-name="P12">Réalisé une application complexe avec stockage d’informations et base de données (Firebase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line-through-type="none" style:text-underline-type="none"/>
    </style:style>
    <style:style style:name="WW_CharLFO2LVL2" style:family="text">
      <style:text-properties style:text-line-through-type="none" style:text-underline-type="none"/>
    </style:style>
    <style:style style:name="WW_CharLFO2LVL3" style:family="text">
      <style:text-properties style:text-line-through-type="none" style:text-underline-type="none"/>
    </style:style>
    <style:style style:name="WW_CharLFO2LVL4" style:family="text">
      <style:text-properties style:text-line-through-type="none" style:text-underline-type="none"/>
    </style:style>
    <style:style style:name="WW_CharLFO2LVL5" style:family="text">
      <style:text-properties style:text-line-through-type="none" style:text-underline-type="none"/>
    </style:style>
    <style:style style:name="WW_CharLFO2LVL6" style:family="text">
      <style:text-properties style:text-line-through-type="none" style:text-underline-type="none"/>
    </style:style>
    <style:style style:name="WW_CharLFO2LVL7" style:family="text">
      <style:text-properties style:text-line-through-type="none" style:text-underline-type="none"/>
    </style:style>
    <style:style style:name="WW_CharLFO2LVL8" style:family="text">
      <style:text-properties style:text-line-through-type="none" style:text-underline-type="none"/>
    </style:style>
    <style:style style:name="WW_CharLFO2LVL9" style:family="text">
      <style:text-properties style:text-line-through-type="none"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eo Vlaykov</meta:initial-creator>
    <dc:creator>Matheo Vlaykov</dc:creator>
    <meta:creation-date>2022-01-22T13:37:00Z</meta:creation-date>
    <dc:date>2022-01-22T15:39:00Z</dc:date>
    <meta:template xlink:href="Normal.dotm" xlink:type="simple"/>
    <meta:editing-cycles>1</meta:editing-cycles>
    <meta:editing-duration>PT7200S</meta:editing-duration>
    <meta:document-statistic meta:page-count="1" meta:paragraph-count="3" meta:word-count="273" meta:character-count="1776" meta:row-count="12" meta:non-whitespace-character-count="1506"/>
  </office:meta>
</office:document-meta>
</file>